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Gravity in your location </text:p>
            <text:p>(otherwise use the standard value</text:p>
            <text:p>of 9.80665m/s^2)</text:p>
          </table:table-cell>
          <table:table-cell office:value-type="float" office:value="9.8134" calcext:value-type="float">
            <text:p>9.8134</text:p>
          </table:table-cell>
          <table:table-cell office:value-type="string" calcext:value-type="string">
            <text:p>Raw bias</text:p>
          </table:table-cell>
          <table:table-cell table:style-name="ce4" office:value-type="string" calcext:value-type="string">
            <text:p>Bias</text:p>
            <text:p>Adjusted to</text:p>
            <text:p>Coordinate</text:p>
            <text:p>system and</text:p>
            <text:p>Factor</text:p>
          </table:table-cell>
          <table:table-cell/>
          <table:table-cell office:value-type="string" calcext:value-type="string">
            <text:p>Raw value</text:p>
            <text:p>Without bias</text:p>
          </table:table-cell>
          <table:table-cell table:style-name="ce4" office:value-type="string" calcext:value-type="string">
            <text:p>Factor</text:p>
            <text:p>Adjusted for</text:p>
            <text:p>coordinate</text:p>
            <text:p>System</text:p>
          </table:table-cell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Measurements taken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Original position (Z down)</text:p>
          </table:table-cell>
          <table:table-cell office:value-type="string" calcext:value-type="string">
            <text:p>Accel Z</text:p>
          </table:table-cell>
          <table:table-cell office:value-type="float" office:value="1.105371" calcext:value-type="float">
            <text:p>1.105371</text:p>
          </table:table-cell>
          <table:table-cell table:style-name="ce3" table:formula="of:= ([.$D14] + [.$D8]) / 2" office:value-type="float" office:value="0.1056115" calcext:value-type="float">
            <text:p>0.1056115</text:p>
          </table:table-cell>
          <table:table-cell table:style-name="ce4" table:formula="of:= [.E8]*[.I8]" office:value-type="float" office:value="-1.03665721015904" calcext:value-type="float">
            <text:p>-1.03665721015904</text:p>
          </table:table-cell>
          <table:table-cell/>
          <table:table-cell table:formula="of:=[.D14] - [.E8]" office:value-type="float" office:value="-0.9997595" calcext:value-type="float">
            <text:p>-0.9997595</text:p>
          </table:table-cell>
          <table:table-cell table:style-name="ce4" table:formula="of:=[.D3]/[.H8]" office:value-type="float" office:value="-9.81576069044605" calcext:value-type="float">
            <text:p>-9.81576069044605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Z</text:p>
          </table:table-cell>
          <table:table-cell office:value-type="float" office:value="-0.041286" calcext:value-type="float">
            <text:p>-0.041286</text:p>
          </table:table-cell>
          <table:table-cell/>
          <table:table-cell table:style-name="ce4" table:formula="of:=-([.D10]+[.D16])/2" office:value-type="float" office:value="0.03431" calcext:value-type="float">
            <text:p>0.03431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Z</text:p>
          </table:table-cell>
          <table:table-cell office:value-type="float" office:value="19.57107" calcext:value-type="float">
            <text:p>19.57107</text:p>
          </table:table-cell>
          <table:table-cell table:style-name="ce3" table:formula="of:= ([.D18] + [.D12]) / 2" office:value-type="float" office:value="13.110422" calcext:value-type="float">
            <text:p>13.110422</text:p>
          </table:table-cell>
          <table:table-cell table:style-name="ce4" table:formula="of:= [.E12] * [.I12]" office:value-type="float" office:value="-13.110422" calcext:value-type="float">
            <text:p>-13.110422</text:p>
          </table:table-cell>
          <table:table-cell/>
          <table:table-cell table:formula="of:=[.D18] - [.E12]" office:value-type="float" office:value="-6.460648" calcext:value-type="float">
            <text:p>-6.460648</text:p>
          </table:table-cell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3">
          <table:table-cell/>
          <table:table-cell table:style-name="ce5" office:value-type="string" calcext:value-type="string">
            <text:p>Flip 180deg around the X axis </text:p>
            <text:p>(Z up)</text:p>
          </table:table-cell>
          <table:table-cell office:value-type="string" calcext:value-type="string">
            <text:p>Accel Z</text:p>
          </table:table-cell>
          <table:table-cell office:value-type="float" office:value="-0.894148" calcext:value-type="float">
            <text:p>-0.894148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Z</text:p>
          </table:table-cell>
          <table:table-cell office:value-type="float" office:value="-0.027334" calcext:value-type="float">
            <text:p>-0.027334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Z</text:p>
          </table:table-cell>
          <table:table-cell office:value-type="float" office:value="6.649774" calcext:value-type="float">
            <text:p>6.649774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Turn Y axis up</text:p>
          </table:table-cell>
          <table:table-cell office:value-type="string" calcext:value-type="string">
            <text:p>Accel Y</text:p>
          </table:table-cell>
          <table:table-cell office:value-type="float" office:value="-1.012261" calcext:value-type="float">
            <text:p>-1.012261</text:p>
          </table:table-cell>
          <table:table-cell table:style-name="ce3" table:formula="of:= ([.$D26] + [.$D20]) / 2" office:value-type="float" office:value="-0.00930550000000008" calcext:value-type="float">
            <text:p>-0.0093055</text:p>
          </table:table-cell>
          <table:table-cell table:style-name="ce4" table:formula="of:= [.E20]*[.I20]" office:value-type="float" office:value="0.0910494969118777" calcext:value-type="float">
            <text:p>0.091049496911878</text:p>
          </table:table-cell>
          <table:table-cell/>
          <table:table-cell table:formula="of:= [.D20] - [.E20]" office:value-type="float" office:value="-1.0029555" calcext:value-type="float">
            <text:p>-1.0029555</text:p>
          </table:table-cell>
          <table:table-cell table:style-name="ce4" table:formula="of:=[.D3]/[.H20]" office:value-type="float" office:value="-9.78448196355671" calcext:value-type="float">
            <text:p>-9.78448196355671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Y</text:p>
          </table:table-cell>
          <table:table-cell office:value-type="float" office:value="0.576192" calcext:value-type="float">
            <text:p>0.576192</text:p>
          </table:table-cell>
          <table:table-cell/>
          <table:table-cell table:style-name="ce4" table:formula="of:=-([.D22]+[.D28])/2" office:value-type="float" office:value="-0.574748" calcext:value-type="float">
            <text:p>-0.574748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Y</text:p>
          </table:table-cell>
          <table:table-cell office:value-type="float" office:value="5.866641" calcext:value-type="float">
            <text:p>5.866641</text:p>
          </table:table-cell>
          <table:table-cell table:style-name="ce3" table:formula="of:= ([.D30] + [.D24]) / 2" office:value-type="float" office:value="-0.0776170000000001" calcext:value-type="float">
            <text:p>-0.077617</text:p>
          </table:table-cell>
          <table:table-cell table:style-name="ce4" table:formula="of:= [.E24] * [.I24]" office:value-type="float" office:value="-0.0843597494953954" calcext:value-type="float">
            <text:p>-0.084359749495396</text:p>
          </table:table-cell>
          <table:table-cell/>
          <table:table-cell table:formula="of:= [.D24] - [.E24]" office:value-type="float" office:value="5.944258" calcext:value-type="float">
            <text:p>5.944258</text:p>
          </table:table-cell>
          <table:table-cell table:style-name="ce4" table:formula="of:=-([.H12]/[.H24])" office:value-type="float" office:value="1.08687207049223" calcext:value-type="float">
            <text:p>1.08687207049223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Turn Y axis down</text:p>
          </table:table-cell>
          <table:table-cell office:value-type="string" calcext:value-type="string">
            <text:p>Accel Y</text:p>
          </table:table-cell>
          <table:table-cell office:value-type="float" office:value="0.99365" calcext:value-type="float">
            <text:p>0.99365</text:p>
          </table:table-cell>
          <table:table-cell/>
          <table:table-cell table:style-name="ce4"/>
          <table:table-cell/>
          <table:table-cell table:formula="of:=[.D26]-[.F20]" office:value-type="float" office:value="0.902600503088122" calcext:value-type="float">
            <text:p>0.902600503088122</text:p>
          </table:table-cell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Y</text:p>
          </table:table-cell>
          <table:table-cell office:value-type="float" office:value="0.573304" calcext:value-type="float">
            <text:p>0.573304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Y</text:p>
          </table:table-cell>
          <table:table-cell office:value-type="float" office:value="-6.021875" calcext:value-type="float">
            <text:p>-6.021875</text:p>
          </table:table-cell>
          <table:table-cell/>
          <table:table-cell table:style-name="ce4"/>
          <table:table-cell/>
          <table:table-cell table:formula="of:=[.D30]-[.F24]" office:value-type="float" office:value="-5.9375152505046" calcext:value-type="float">
            <text:p>-5.9375152505046</text:p>
          </table:table-cell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Turn X axis up</text:p>
          </table:table-cell>
          <table:table-cell office:value-type="string" calcext:value-type="string">
            <text:p>Accel X</text:p>
          </table:table-cell>
          <table:table-cell office:value-type="float" office:value="0.981711" calcext:value-type="float">
            <text:p>0.981711</text:p>
          </table:table-cell>
          <table:table-cell table:style-name="ce3" table:formula="of:= ([.$D38] + [.$D32]) / 2" office:value-type="float" office:value="-0.021737" calcext:value-type="float">
            <text:p>-0.021737</text:p>
          </table:table-cell>
          <table:table-cell table:style-name="ce4" table:formula="of:= [.E32]*[.I32]" office:value-type="float" office:value="-0.212580896867601" calcext:value-type="float">
            <text:p>-0.212580896867601</text:p>
          </table:table-cell>
          <table:table-cell/>
          <table:table-cell table:formula="of:= [.D32] - [.E32]" office:value-type="float" office:value="1.003448" calcext:value-type="float">
            <text:p>1.003448</text:p>
          </table:table-cell>
          <table:table-cell table:style-name="ce4" table:formula="of:=[.D3]/[.H32]" office:value-type="float" office:value="9.77967966451675" calcext:value-type="float">
            <text:p>9.77967966451675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X</text:p>
          </table:table-cell>
          <table:table-cell office:value-type="float" office:value="-3.224678" calcext:value-type="float">
            <text:p>-3.224678</text:p>
          </table:table-cell>
          <table:table-cell/>
          <table:table-cell table:style-name="ce4" table:formula="of:=([.D34]+[.D40])/2" office:value-type="float" office:value="-3.231281" calcext:value-type="float">
            <text:p>-3.231281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X</text:p>
          </table:table-cell>
          <table:table-cell office:value-type="float" office:value="-7.967989" calcext:value-type="float">
            <text:p>-7.967989</text:p>
          </table:table-cell>
          <table:table-cell table:style-name="ce3" table:formula="of:= ([.D42] + [.D36]) / 2" office:value-type="float" office:value="-2.15958" calcext:value-type="float">
            <text:p>-2.15958</text:p>
          </table:table-cell>
          <table:table-cell table:style-name="ce4" table:formula="of:= [.E36] * [.I36]" office:value-type="float" office:value="-2.21008897473301" calcext:value-type="float">
            <text:p>-2.21008897473301</text:p>
          </table:table-cell>
          <table:table-cell/>
          <table:table-cell table:formula="of:= [.D36] - [.E36]" office:value-type="float" office:value="-5.808409" calcext:value-type="float">
            <text:p>-5.808409</text:p>
          </table:table-cell>
          <table:table-cell table:style-name="ce4" table:formula="of:=-([.H24]/[.H36])" office:value-type="float" office:value="1.0233883323299" calcext:value-type="float">
            <text:p>1.0233883323299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urn X axis down</text:p>
          </table:table-cell>
          <table:table-cell office:value-type="string" calcext:value-type="string">
            <text:p>Accel X</text:p>
          </table:table-cell>
          <table:table-cell office:value-type="float" office:value="-1.025185" calcext:value-type="float">
            <text:p>-1.025185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yro X</text:p>
          </table:table-cell>
          <table:table-cell office:value-type="float" office:value="-3.237884" calcext:value-type="float">
            <text:p>-3.2378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g X</text:p>
          </table:table-cell>
          <table:table-cell office:value-type="float" office:value="3.648829" calcext:value-type="float">
            <text:p>3.648829</text:p>
          </table:table-cell>
          <table:table-cell table:number-columns-repeated="5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2:06:07.599232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23:04:57.329080215</meta:creation-date>
    <dc:date>2021-07-07T12:20:24.517402740</dc:date>
    <meta:editing-duration>PT12H29M45S</meta:editing-duration>
    <meta:editing-cycles>10</meta:editing-cycles>
    <meta:generator>LibreOffice/6.4.7.2$Linux_X86_64 LibreOffice_project/40$Build-2</meta:generator>
    <meta:document-statistic meta:table-count="1" meta:cell-count="78" meta:object-count="0"/>
  </office:meta>
</office:document-meta>
</file>